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Tahoma2" svg:font-family="Tahoma"/>
    <style:font-face style:name="AssyrianDictionary" svg:font-family="AssyrianDictionary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style:text-autospace="none"/>
    </style:style>
    <style:style style:name="P2" style:family="paragraph" style:parent-style-name="Standard">
      <style:paragraph-properties fo:line-height="150%"/>
      <style:text-properties style:font-name="AssyrianDictionary"/>
    </style:style>
    <style:style style:name="P3" style:family="paragraph" style:parent-style-name="Standard">
      <style:paragraph-properties fo:line-height="150%" style:text-autospace="none"/>
      <style:text-properties style:font-name="AssyrianDictionary"/>
    </style:style>
    <style:style style:name="P4" style:family="paragraph" style:parent-style-name="Standard">
      <style:paragraph-properties fo:line-height="150%"/>
      <style:text-properties fo:color="#0b0000" style:font-name="AssyrianDictionary"/>
    </style:style>
    <style:style style:name="P5" style:family="paragraph" style:parent-style-name="Standard">
      <style:paragraph-properties fo:line-height="150%"/>
      <style:text-properties fo:color="#0f0000" style:font-name="AssyrianDictionary"/>
    </style:style>
    <style:style style:name="P6" style:family="paragraph" style:parent-style-name="Standard">
      <style:paragraph-properties fo:line-height="150%"/>
      <style:text-properties fo:color="#130000" style:font-name="AssyrianDictionary"/>
    </style:style>
    <style:style style:name="P7" style:family="paragraph" style:parent-style-name="Standard">
      <style:paragraph-properties fo:line-height="150%"/>
      <style:text-properties fo:color="#170000" style:font-name="AssyrianDictionary"/>
    </style:style>
    <style:style style:name="P8" style:family="paragraph" style:parent-style-name="Standard">
      <style:paragraph-properties fo:line-height="150%" style:text-autospace="none"/>
      <style:text-properties fo:font-variant="small-caps" style:font-name="AssyrianDictionary" fo:font-weight="bold" style:font-weight-asian="bold"/>
    </style:style>
    <style:style style:name="P9" style:family="paragraph" style:parent-style-name="Standard">
      <style:paragraph-properties fo:margin-left="0.3752in" fo:margin-right="0in" fo:line-height="150%" fo:text-indent="-0.3752in" style:auto-text-indent="false">
        <style:tab-stops>
          <style:tab-stop style:position="5in"/>
        </style:tab-stops>
      </style:paragraph-properties>
    </style:style>
    <style:style style:name="P10" style:family="paragraph" style:parent-style-name="Standard">
      <style:paragraph-properties fo:margin-left="0.3752in" fo:margin-right="0in" fo:line-height="150%" fo:text-indent="-0.3752in" style:auto-text-indent="false" style:text-autospace="none">
        <style:tab-stops>
          <style:tab-stop style:position="5in"/>
        </style:tab-stops>
      </style:paragraph-properties>
    </style:style>
    <style:style style:name="P11" style:family="paragraph" style:parent-style-name="Standard">
      <style:paragraph-properties fo:margin-left="0in" fo:margin-right="0in" fo:line-height="150%" fo:text-indent="0.25in" style:auto-text-indent="false"/>
    </style:style>
    <style:style style:name="P12" style:family="paragraph" style:parent-style-name="Standard">
      <style:paragraph-properties fo:margin-left="0in" fo:margin-right="0in" fo:line-height="150%" fo:text-indent="0.25in" style:auto-text-indent="false" style:text-autospace="none"/>
    </style:style>
    <style:style style:name="P13" style:family="paragraph" style:parent-style-name="Title" style:master-page-name="Standard">
      <style:paragraph-properties fo:line-height="150%" style:page-number="auto"/>
    </style:style>
    <style:style style:name="P14" style:family="paragraph" style:parent-style-name="Plain_20_Text">
      <style:paragraph-properties fo:line-height="150%"/>
    </style:style>
    <style:style style:name="P15" style:family="paragraph" style:parent-style-name="Plain_20_Text">
      <style:paragraph-properties fo:line-height="150%"/>
      <style:text-properties fo:color="#230000" style:font-name="AssyrianDictionary" fo:font-size="12pt" style:font-size-asian="12pt" style:font-size-complex="12pt"/>
    </style:style>
    <style:style style:name="P16" style:family="paragraph" style:parent-style-name="Plain_20_Text">
      <style:paragraph-properties fo:margin-left="0in" fo:margin-right="0in" fo:line-height="150%" fo:text-indent="0.25in" style:auto-text-indent="false"/>
    </style:style>
    <style:style style:name="P17" style:family="paragraph" style:parent-style-name="Header">
      <style:paragraph-properties fo:margin-left="0in" fo:margin-right="0.25in" fo:text-indent="0in" style:auto-text-indent="false"/>
    </style:style>
    <style:style style:name="T1" style:family="text">
      <style:text-properties style:font-name="AssyrianDictionary"/>
    </style:style>
    <style:style style:name="T2" style:family="text">
      <style:text-properties style:font-name="AssyrianDictionary" fo:font-size="12pt" style:font-size-asian="12pt" style:font-size-complex="12pt"/>
    </style:style>
    <style:style style:name="T3" style:family="text">
      <style:text-properties style:font-name="AssyrianDictionary" fo:font-size="12pt" fo:letter-spacing="0.0138in" style:font-size-asian="12pt"/>
    </style:style>
    <style:style style:name="T4" style:family="text">
      <style:text-properties style:font-name="AssyrianDictionary" fo:font-size="12pt" fo:letter-spacing="0.0138in" style:font-size-asian="12pt" style:font-size-complex="11pt"/>
    </style:style>
    <style:style style:name="T5" style:family="text">
      <style:text-properties style:font-name="AssyrianDictionary" fo:font-size="12pt" fo:letter-spacing="0.0138in" style:font-size-asian="12pt" style:font-name-complex="Courier New" style:font-size-complex="11pt"/>
    </style:style>
    <style:style style:name="T6" style:family="text">
      <style:text-properties style:font-name="AssyrianDictionary" fo:font-size="12pt" fo:font-style="italic" style:font-size-asian="12pt" style:font-style-asian="italic" style:font-size-complex="12pt"/>
    </style:style>
    <style:style style:name="T7" style:family="text">
      <style:text-properties style:font-name="AssyrianDictionary" fo:font-size="12pt" fo:language="pl" fo:country="PL" fo:font-style="italic" style:font-size-asian="12pt" style:font-style-asian="italic" style:font-style-complex="italic"/>
    </style:style>
    <style:style style:name="T8" style:family="text">
      <style:text-properties style:font-name="AssyrianDictionary" fo:letter-spacing="0.0138in" style:font-name-complex="Courier New" style:font-size-complex="9pt"/>
    </style:style>
    <style:style style:name="T9" style:family="text">
      <style:text-properties style:font-name="AssyrianDictionary" fo:font-style="italic" style:font-style-asian="italic"/>
    </style:style>
    <style:style style:name="T10" style:family="text">
      <style:text-properties style:font-name="AssyrianDictionary" fo:font-style="italic" style:font-style-asian="italic" style:font-style-complex="italic"/>
    </style:style>
    <style:style style:name="T11" style:family="text">
      <style:text-properties fo:color="#030000" style:font-name="AssyrianDictionary" fo:font-size="12pt" style:font-size-asian="12pt"/>
    </style:style>
    <style:style style:name="T12" style:family="text">
      <style:text-properties fo:color="#030000" fo:font-size="12pt" style:font-size-asian="12pt"/>
    </style:style>
    <style:style style:name="T13" style:family="text">
      <style:text-properties fo:color="#1b0000"/>
    </style:style>
    <style:style style:name="T14" style:family="text">
      <style:text-properties fo:color="#1b0000" style:font-name="AssyrianDictionary"/>
    </style:style>
    <style:style style:name="T15" style:family="text">
      <style:text-properties fo:color="#1b0000" style:text-position="sub 58%" style:font-name="AssyrianDictionary"/>
    </style:style>
    <style:style style:name="T16" style:family="text">
      <style:text-properties style:text-position="sub 58%" style:font-name="AssyrianDictionary"/>
    </style:style>
    <style:style style:name="T17" style:family="text">
      <style:text-properties style:text-position="sub 58%" style:font-name="AssyrianDictionary" fo:font-size="12pt" fo:letter-spacing="0.0138in" style:font-size-asian="12pt" style:font-name-complex="Courier New" style:font-size-complex="11pt"/>
    </style:style>
    <style:style style:name="T18" style:family="text">
      <style:text-properties fo:color="#1f0000"/>
    </style:style>
    <style:style style:name="T19" style:family="text">
      <style:text-properties fo:color="#1f0000" style:font-name="AssyrianDictionary"/>
    </style:style>
    <style:style style:name="T20" style:family="text">
      <style:text-properties fo:color="#1f0000" style:text-position="super 58%" style:font-name="AssyrianDictionary"/>
    </style:style>
    <style:style style:name="T21" style:family="text">
      <style:text-properties style:text-position="super 58%" style:font-name="AssyrianDictionary"/>
    </style:style>
    <style:style style:name="T22" style:family="text">
      <style:text-properties style:text-position="super 58%" style:font-name="AssyrianDictionary" fo:font-size="12pt" style:font-size-asian="12pt" style:font-size-complex="12pt"/>
    </style:style>
    <style:style style:name="T23" style:family="text">
      <style:text-properties fo:color="#230000"/>
    </style:style>
    <style:style style:name="T24" style:family="text">
      <style:text-properties fo:color="#230000" style:font-name="AssyrianDictionary"/>
    </style:style>
    <style:style style:name="T25" style:family="text">
      <style:text-properties fo:color="#230000" style:font-name="AssyrianDictionary" fo:font-size="12pt" style:font-size-asian="12pt" style:font-size-complex="12pt"/>
    </style:style>
    <style:style style:name="T26" style:family="text">
      <style:text-properties fo:color="#230000" style:font-name="AssyrianDictionary" fo:font-size="12pt" fo:letter-spacing="0.0138in" style:font-size-asian="12pt"/>
    </style:style>
    <style:style style:name="T27" style:family="text">
      <style:text-properties fo:color="#230000" style:font-name="AssyrianDictionary" fo:font-size="12pt" fo:font-weight="bold" style:font-size-asian="12pt" style:font-weight-asian="bold" style:font-size-complex="12pt"/>
    </style:style>
    <style:style style:name="T28" style:family="text">
      <style:text-properties fo:color="#230000" style:text-position="sub 58%" style:font-name="AssyrianDictionary"/>
    </style:style>
    <style:style style:name="T29" style:family="text">
      <style:text-properties fo:color="#230000" style:text-position="super 58%" style:font-name="AssyrianDictionary"/>
    </style:style>
    <style:style style:name="T30" style:family="text">
      <style:text-properties fo:color="#230000" style:font-name="Times New Roman" fo:font-size="12pt" style:font-size-asian="12pt" style:font-size-complex="12pt"/>
    </style:style>
    <style:style style:name="T31" style:family="text">
      <style:text-properties fo:color="#270000"/>
    </style:style>
    <style:style style:name="T32" style:family="text">
      <style:text-properties fo:color="#270000" style:font-name="AssyrianDictionary"/>
    </style:style>
    <style:style style:name="T33" style:family="text">
      <style:text-properties fo:color="#2b0000"/>
    </style:style>
    <style:style style:name="T34" style:family="text">
      <style:text-properties fo:color="#2b0000" style:font-name="AssyrianDictionary"/>
    </style:style>
    <style:style style:name="T35" style:family="text">
      <style:text-properties fo:color="#2b0000" style:font-name="AssyrianDictionary" fo:font-size="12pt" fo:letter-spacing="0.0138in" style:font-size-asian="12pt" style:font-size-complex="11pt"/>
    </style:style>
    <style:style style:name="T36" style:family="text">
      <style:text-properties fo:color="#2b0000" style:font-name="AssyrianDictionary" fo:font-size="12pt" style:font-size-asian="12pt" style:font-size-complex="11pt"/>
    </style:style>
    <style:style style:name="T37" style:family="text">
      <style:text-properties fo:color="#2b0000" style:font-name="AssyrianDictionary" fo:font-size="12pt" style:font-size-asian="12pt" style:font-size-complex="12pt"/>
    </style:style>
    <style:style style:name="T38" style:family="text">
      <style:text-properties fo:color="#2f0000"/>
    </style:style>
    <style:style style:name="T39" style:family="text">
      <style:text-properties fo:color="#2f0000" style:font-name="AssyrianDictionary"/>
    </style:style>
    <style:style style:name="T40" style:family="text">
      <style:text-properties style:text-position="40% 100%" style:font-name="AssyrianDictionary" fo:font-size="5pt" style:font-size-asian="5pt"/>
    </style:style>
    <style:style style:name="T41" style:family="text">
      <style:text-properties fo:color="#0b0000"/>
    </style:style>
    <style:style style:name="T42" style:family="text">
      <style:text-properties fo:color="#0b0000" style:font-name="AssyrianDictionary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1">1a. Letter from Aradmu to </text:span><text:span text:style-name="T12">Š</text:span><text:span text:style-name="T11">ulgi 1a (Ar</text:span><text:span text:style-name="T12">Š</text:span><text:span text:style-name="T11">1a)</text:span></text:p>
      <text:p text:style-name="P4"/>
      <text:p text:style-name="P5"/>
      <text:p text:style-name="P6">X1 = MS 2199/1</text:p>
      <text:p text:style-name="P7"/>
      <text:p text:style-name="P10"><text:span text:style-name="T14">1. <text:tab/>[lugal]-≠</text:span><text:span text:style-name="T1">Ñu</text:span><text:span text:style-name="T16">10</text:span><text:span text:style-name="T14">-ra ù-na-dug</text:span><text:span text:style-name="T15">4</text:span><text:span text:style-name="T14"><text:tab/>Ar</text:span><text:span text:style-name="T13">Š</text:span><text:span text:style-name="T14">1:1</text:span></text:p>
      <text:p text:style-name="P10"><text:span text:style-name="T19">2. <text:tab/>[</text:span><text:span text:style-name="T20">(I)</text:span><text:span text:style-name="T19">árad-mu] ≠árad-[zu] ≠na-ab-bé-a<text:tab/>Ar</text:span><text:span text:style-name="T18">Š</text:span><text:span text:style-name="T19">1:2</text:span></text:p>
      <text:p text:style-name="P10"><text:span text:style-name="T24">3. <text:tab/>≠kur [su]-≠bir</text:span><text:span text:style-name="T28">4</text:span><text:span text:style-name="T29">ki</text:span><text:span text:style-name="T24">-</text:span><text:span text:style-name="T23">š</text:span><text:span text:style-name="T24">è har-ra-an kaskal si sá-sá-dè <text:tab/>Ar</text:span><text:span text:style-name="T23">Š</text:span><text:span text:style-name="T24">1:3</text:span></text:p>
      <text:p text:style-name="P9"><text:span text:style-name="T32">4. <text:tab/>≠gú-un ≠kalam-ma ge-en-ge-ne<text:tab/>Ar</text:span><text:span text:style-name="T31">Š</text:span><text:span text:style-name="T32">1:4</text:span></text:p>
      <text:p text:style-name="P9"><text:span text:style-name="T34">5. <text:tab/>á -≠á</text:span><text:span text:style-name="T1">Ñ</text:span><text:span text:style-name="T34">-</text:span><text:span text:style-name="T1">Ñ</text:span><text:span text:style-name="T34">á zu</text:span><text:span text:style-name="Footnote_20_Symbol"><text:span text:style-name="T34"><text:note text:id="ftn1" text:note-class="footnote"><text:note-citation>1</text:note-citation><text:note-body><text:p text:style-name="Footnote"><text:span text:style-name="T1"><text:s/>Followed by an erased </text:span><text:span text:style-name="T8">zu</text:span><text:span text:style-name="T1">.</text:span></text:p></text:note-body></text:note></text:span></text:span><text:span text:style-name="T34">-zu-dè <text:tab/>Ar</text:span><text:span text:style-name="T33">Š</text:span><text:span text:style-name="T34">1:5 </text:span></text:p>
      <text:p text:style-name="P9"><text:span text:style-name="T39">6. <text:tab/>ugu a-pi-la-</text:span><text:span text:style-name="T38">š</text:span><text:span text:style-name="T39">a ≠gal-zu unken-na-</text:span><text:span text:style-name="T38">š</text:span><text:span text:style-name="T39">è <text:tab/>Ar</text:span><text:span text:style-name="T38">Š</text:span><text:span text:style-name="T39">1:6</text:span></text:p>
      <text:p text:style-name="P10"><text:span text:style-name="T1">7. <text:tab/>ad-gi-gi-dè gù-té</text:span>š<text:span text:style-name="T1"> sì-≠ke</text:span><text:span text:style-name="T21">?</text:span><text:span text:style-name="T1">-dè<text:tab/>Ar</text:span>Š<text:span text:style-name="T1">1:7</text:span></text:p>
      <text:p text:style-name="P10"><text:span text:style-name="T1">8. <text:tab/>inim u</text:span><text:span text:style-name="T16">4 </text:span><text:span text:style-name="T1">ka-ne-ne hé-eb-tùm<text:tab/>Ar</text:span>Š<text:span text:style-name="T1">1:8</text:span></text:p>
      <text:p text:style-name="P9"><text:span text:style-name="T1">9. <text:tab/>á-</text:span>š<text:span text:style-name="T1">è me-da-ak</text:span><text:span text:style-name="T21">!</text:span><text:span text:style-name="T1"><text:tab/>Ar</text:span>Š<text:span text:style-name="T1">1:8</text:span></text:p>
      <text:p text:style-name="P9"><text:span text:style-name="T1">10. <text:tab/>sìg-sìg eden-na lib</text:span><text:span text:style-name="T16">4</text:span><text:span text:style-name="T1">-lib</text:span><text:span text:style-name="T16">4</text:span><text:span text:style-name="T1"> a-</text:span>š<text:span text:style-name="T1">à-ga ú-gu dé-e-ne<text:tab/></text:span>Š<text:span text:style-name="T1">Ar1:13</text:span></text:p>
      <text:p text:style-name="P9"><text:span text:style-name="T1">11. <text:tab/>en-na a-pi-la-</text:span>š<text:span text:style-name="T1">a sa e-ne<text:tab/></text:span>Š<text:span text:style-name="T1">Ar1:14</text:span></text:p>
      <text:p text:style-name="P9"><text:span text:style-name="T1">12. <text:tab/>igi-zu hé-dib igi-zu ib-</text:span>š<text:span text:style-name="T1">i-UD<text:tab/></text:span>Š<text:span text:style-name="T1">Ar1:15</text:span></text:p>
      <text:p text:style-name="P9"><text:span text:style-name="T1">13. <text:tab/>lú ≠gal-gal-bi inim-bi hé-zu<text:tab/></text:span>Š<text:span text:style-name="T1">Ar1:9</text:span></text:p>
      <text:p text:style-name="P10"><text:span text:style-name="T1">14. <text:tab/>za-≠pa</text:span><text:span text:style-name="T21">?</text:span><text:span text:style-name="T1">-áÑ</text:span><text:span text:style-name="T21">?</text:span><text:span text:style-name="T1">-zu kur-kur-ra hé-eb-ul <text:tab/></text:span>Š<text:span text:style-name="T1">Ar1:10</text:span></text:p>
      <text:p text:style-name="P10"><text:span text:style-name="T1">15. <text:tab/>x x ta hur-sag-gá x x x ba-ra</text:span><text:span text:style-name="T21">?</text:span><text:span text:style-name="T1">-gá-gá <text:tab/>?</text:span></text:p>
      <text:p text:style-name="P10"><text:span text:style-name="T1">16. <text:tab/>≠</text:span>š<text:span text:style-name="T1">ukur kù-sig</text:span><text:span text:style-name="T16">17</text:span><text:span text:style-name="T1"> gug za-gìn Ñar-ra-ta íb-ta-≠gi</text:span><text:span text:style-name="T16">4</text:span><text:span text:style-name="T1">-gi</text:span><text:span text:style-name="T16">4<text:tab/></text:span><text:span text:style-name="T1">Ar</text:span>Š<text:span text:style-name="T1">1:14–15</text:span><text:span text:style-name="T21">?</text:span></text:p>
      <text:p text:style-name="P10"><text:span text:style-name="T1">17. <text:tab/></text:span><text:span text:style-name="T21">na</text:span><text:span text:style-name="T40">4</text:span><text:span text:style-name="T1">nir</text:span><text:span text:style-name="T16">7</text:span><text:span text:style-name="T1"> kù-≠sig</text:span><text:span text:style-name="T16">17</text:span><text:span text:style-name="T1"> gug za-≠gìn x x […] x <text:tab/>?</text:span></text:p>
      <text:p text:style-name="P9"><text:span text:style-name="T1">18. <text:tab/>[àga]-≠ús saÑ-Ñá 5 li-≠mu-um x x x [z]i–da á-gùb</text:span><text:span text:style-name="T21">!</text:span><text:span text:style-name="T1">-≠bu x[…]<text:tab/>Ar</text:span>Š<text:span text:style-name="T1">1:21</text:span></text:p>
      <text:p text:style-name="P2"/>
      <text:p text:style-name="P2">Reverse:</text:p>
      <text:p text:style-name="P2"><text:soft-page-break/>One illegible line.</text:p>
      <text:p text:style-name="P2"/>
      <text:p text:style-name="P16"><text:span text:style-name="T22">1 </text:span><text:span text:style-name="T2">Speak to my king, </text:span><text:span text:style-name="T22">2 </text:span><text:span text:style-name="T2">saying (the words of) Aradmu, your servant: </text:span></text:p>
      <text:p text:style-name="P11"><text:span text:style-name="T21">9 </text:span><text:span text:style-name="T1">You commanded me </text:span><text:span text:style-name="T21">3 </text:span><text:span text:style-name="T1">to undertake an expedition to Subir, </text:span><text:span text:style-name="T21">4 </text:span><text:span text:style-name="T1">to secure the taxes on the frontier territory, </text:span><text:span text:style-name="T21">5 </text:span><text:span text:style-name="T1">to inform (them) about (your) orders, </text:span><text:span text:style-name="T21">6–7 </text:span><text:span text:style-name="T1">to confer (with the elites of Subir) about Apilaåa, the high commissioner, and have them come to agreement, </text:span><text:span text:style-name="T21">8</text:span><text:span text:style-name="T10">so that he could bring to them (i.e. the Subir elites) up-to-date instructions</text:span><text:span text:style-name="T1">.</text:span><text:span text:style-name="Footnote_20_Symbol"><text:span text:style-name="T1"><text:note text:id="ftn2" text:note-class="footnote"><text:note-citation>2</text:note-citation><text:note-body><text:p text:style-name="Footnote"><text:span text:style-name="T1"><text:s/>Alternative translation: so that as part of the daily instructions he could bring them (the people of Subir) good news.</text:span></text:p></text:note-body></text:note></text:span></text:span></text:p>
      <text:p text:style-name="P12"><text:span text:style-name="T21">10 <text:s/></text:span><text:span text:style-name="T9">Drop (chasing) winds in the desert and robbers in the­ fields</text:span><text:span text:style-name="T1">!</text:span><text:span text:style-name="T21"><text:note text:id="ftn3" text:note-class="footnote"><text:note-citation>3</text:note-citation><text:note-body><text:p text:style-name="Footnote"><text:span text:style-name="T1"><text:s/>Alternative translation: make winds and robbers disappear from the desert!</text:span></text:p></text:note-body></text:note></text:span><text:span text:style-name="T1"> </text:span><text:span text:style-name="T21">11 </text:span><text:span text:style-name="T1">Until you have reached Apila</text:span>š<text:span text:style-name="T1">a, my high­ commissioner, </text:span><text:span text:style-name="T21">12 </text:span><text:span text:style-name="T9">ignore all of this so that you can … your face before him (without delay)</text:span><text:span text:style-name="T1">,” </text:span><text:span text:style-name="T21">­13 </text:span><text:span text:style-name="T1">so that their (local) dignitaries learn their orders, </text:span><text:span text:style-name="T21">14 </text:span><text:span text:style-name="T1">so that your battle cries should cover the land(s). </text:span><text:span text:style-name="T21">15 </text:span><text:span text:style-name="T1">… </text:span><text:span text:style-name="T21">16</text:span><text:span text:style-name="T1"> staked poles/lances inlaid with silver, carnelian, and lapis … </text:span><text:span text:style-name="T21">17 </text:span><text:span text:style-name="T1">nir-stone, gold, carnelian, lapis, … </text:span><text:span text:style-name="T21">18 </text:span><text:span text:style-name="T1">Choice guards, five hundred strong, (stood to) his right and left …</text:span></text:p>
      <text:p text:style-name="P3"/>
      <text:p text:style-name="P8">Commentary</text:p>
      <text:p text:style-name="P3"/>
      <text:p text:style-name="P1"><text:span text:style-name="T42">This is an one-off attempt at creating a new letter from Aradmu to </text:span><text:span text:style-name="T41">Š</text:span><text:span text:style-name="T42">ulgi by pasting together pieces of the first two letters of CKU, that is Ar</text:span><text:span text:style-name="T41">Š</text:span><text:span text:style-name="T42">1 (1), and its response, </text:span><text:span text:style-name="T41">Š</text:span><text:span text:style-name="T42">Ar1 (2). This student exercise ends inconclusively, as it becomes clear that the whole thing makes little sense. The text shares some unique variants with source X8 of Ar</text:span><text:span text:style-name="T41">Š</text:span><text:span text:style-name="T42">1 (1) and both may come from the same place (e.g., the verbal form in line 9).</text:span></text:p>
      <text:p text:style-name="P3"/>
      <text:p text:style-name="P14"><text:soft-page-break/><text:span text:style-name="T2">4–5. The source text (</text:span><text:span text:style-name="T25">Ar</text:span><text:span text:style-name="T30">Š</text:span><text:span text:style-name="T25">1: 4–5 [1]) has</text:span><text:span text:style-name="T26"> </text:span><text:span text:style-name="T4">gun ma-da-zu ge-en-ge-né-dè, a-r</text:span><text:span text:style-name="T35">á</text:span><text:span text:style-name="T4"> ma-da zu-zu-dè</text:span><text:span text:style-name="T2">. The substitution of </text:span><text:span text:style-name="T5">kalam-ma</text:span><text:span text:style-name="T2"> for </text:span><text:span text:style-name="T5">ma-da-zu</text:span><text:span text:style-name="T2"> is simply wrong, resulting from lexical identification of both </text:span><text:span text:style-name="T5">kalam</text:span><text:span text:style-name="T2"> and </text:span><text:span text:style-name="T5">ma-da</text:span><text:span text:style-name="T2"> with Akkadian </text:span><text:span text:style-name="T6">m</text:span><text:span text:style-name="T7"></text:span><text:span text:style-name="T6">tum</text:span><text:span text:style-name="T2">. The use of </text:span><text:span text:style-name="T5">á</text:span><text:span text:style-name="T35">-á</text:span><text:span text:style-name="T36">Ñ</text:span><text:span text:style-name="T35">-</text:span><text:span text:style-name="T36">Ñ</text:span><text:span text:style-name="T35">á</text:span><text:span text:style-name="T37"> for</text:span><text:span text:style-name="T35"> </text:span><text:span text:style-name="T4">a-r</text:span><text:span text:style-name="T35">á</text:span><text:span text:style-name="T4"> ma-da</text:span><text:span text:style-name="T3"> </text:span><text:span text:style-name="T2">may have been triggered by problems with understanding the use of the reduplicated predicate (see the commentary to </text:span><text:span text:style-name="T25">Ar</text:span><text:span text:style-name="T30">Š</text:span><text:span text:style-name="T25">1: 5 above). The infelicitous alterations may have been motivated by a desire to create a completely new text based on the two source letters. </text:span></text:p>
      <text:p text:style-name="P15"/>
      <text:p text:style-name="P14"><text:span text:style-name="T27">17</text:span><text:span text:style-name="T25">. This line, while it plays of the previous one, does not derive from any known letter. The only passage known to me that has the sequence </text:span><text:span text:style-name="T5">kù-sig</text:span><text:span text:style-name="T17">17</text:span><text:span text:style-name="T5"> gug za-gìn </text:span><text:span text:style-name="T2">is from </text:span><text:span text:style-name="T6">Enlil-bani Hymn A</text:span><text:span text:style-name="T2"> 107, part of the “tetrad” used in early stages of education, but that is without the precious </text:span><text:span text:style-name="T5">nir</text:span><text:span text:style-name="T17">7</text:span><text:span text:style-name="T2"> (</text:span><text:span text:style-name="T6">æulalum</text:span><text:span text:style-name="T2">) stone that opens the list her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Tahoma2" svg:font-family="Tahoma"/>
    <style:font-face style:name="AssyrianDictionary" svg:font-family="AssyrianDictionary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style:font-name-complex="Arial"/>
    </style:style>
    <style:style style:name="Plain_20_Text" style:display-name="Plain Text" style:family="paragraph" style:parent-style-name="Standard">
      <style:text-properties style:font-name="Courier New"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font-name-complex="Courier New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Normal_20__28_Web_29_" style:display-name="Normal (Web)" style:family="paragraph" style:parent-style-name="Standard"/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etter-Pastiche from Aradmu to Šulgi</dc:title>
    <meta:initial-creator>Piotr Michalowski</meta:initial-creator>
    <meta:creation-date>2009-07-31T12:51:00</meta:creation-date>
    <dc:creator>Piotr Michalowski</dc:creator>
    <dc:date>2009-10-28T12:17:00</dc:date>
    <meta:print-date>2009-08-21T18:40:00</meta:print-date>
    <meta:editing-cycles>26</meta:editing-cycles>
    <meta:editing-duration>PT00H37M00S</meta:editing-duration>
    <meta:document-statistic meta:table-count="0" meta:image-count="0" meta:object-count="0" meta:page-count="3" meta:paragraph-count="32" meta:word-count="598" meta:character-count="3333"/>
    <meta:generator>OpenOffice.org/3.1$Unix OpenOffice.org_project/310m19$Build-9420</meta:generator>
  </office:meta>
</office:document-meta>
</file>